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0.6999998092651pt"/>
    </style:style>
    <style:style style:name="P2" style:family="paragraph" style:parent-style-name="Standard">
      <style:text-properties style:font-name="sans-serif" fo:font-size="9pt"/>
    </style:style>
    <style:style style:name="P3" style:family="paragraph" style:parent-style-name="Standard">
      <style:text-properties style:font-name="monospace" fo:font-size="9pt"/>
    </style:style>
    <style:style style:name="P4" style:family="paragraph" style:parent-style-name="Standard">
      <style:text-properties fo:color="#ff3333"/>
    </style:style>
    <style:style style:name="P5" style:family="paragraph" style:parent-style-name="Standard">
      <style:text-properties fo:color="#ff3333" style:font-name="monospace" fo:font-size="9pt"/>
    </style:style>
    <style:style style:name="T1" style:family="text">
      <style:text-properties officeooo:rsid="0014f6ef"/>
    </style:style>
    <style:style style:name="T2" style:family="text">
      <style:text-properties officeooo:rsid="0014f7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</text:p>
      <text:p text:style-name="P2">Consider the following scripts. Explain what means each line within these scripts.</text:p>
      <text:p text:style-name="P2">Explain what happens when you execute these scripts with and without input</text:p>
      <text:p text:style-name="P2">arguments.</text:p>
      <text:p text:style-name="P3">#!/bin/bash</text:p>
      <text:p text:style-name="P3"># Script 1</text:p>
      <text:p text:style-name="P3">#</text:p>
      <text:p text:style-name="P3">for FN in "$@"</text:p>
      <text:p text:style-name="P3">do</text:p>
      <text:p text:style-name="P3">chmod 0750 "$FN"</text:p>
      <text:p text:style-name="P3">done</text:p>
      <text:p text:style-name="P3"/>
      <text:p text:style-name="P5">#For <text:span text:style-name="T2">loop</text:span>. FN = Variable.</text:p>
      <text:p text:style-name="P5">#“$@“ is a shell variable which expands to a list of all arguments passed to the script</text:p>
      <text:p text:style-name="P5">#chmod 0750 „$FN“ – changes permisson on a file </text:p>
      <text:p text:style-name="P5"># First number is for special privileges. In this case there are no privileges.(0) <text:s/></text:p>
      <text:p text:style-name="P5">#Second number describes the right of the owner. He has allthe rights to do whatever he #wants (7)</text:p>
      <text:p text:style-name="P5">#Third number is about group rights. The group is allowed to read and execute it (5)</text:p>
      <text:p text:style-name="P5">#Fourth number declares the rights of other users. In this case they have no rights(0)</text:p>
      <text:p text:style-name="P5"/>
      <text:p text:style-name="P5"/>
      <text:p text:style-name="P5"># The scripts takes the given arguments and tries to change the permisson of the given file. If there is no file given → error</text:p>
      <text:p text:style-name="P5"/>
      <text:p text:style-name="P5"/>
      <text:p text:style-name="P5">#7 – full rights</text:p>
      <text:p text:style-name="P5">#6 – read and write</text:p>
      <text:p text:style-name="P5">#5 – read and execute</text:p>
      <text:p text:style-name="P5">#4 – just read</text:p>
      <text:p text:style-name="P5">#3 – write and execute</text:p>
      <text:p text:style-name="P5">#2 – just write</text:p>
      <text:p text:style-name="P5">#1 - just execute</text:p>
      <text:p text:style-name="P5">#0 – no rights</text:p>
      <text:p text:style-name="P5"/>
      <text:p text:style-name="P5">Special bit(first bit):</text:p>
      <text:p text:style-name="P5">#4 – SUID <text:s/>(set user of the directory)</text:p>
      <text:p text:style-name="P5">#3 – SGID (set groupd of the directory)</text:p>
      <text:p text:style-name="P5">#2 – just Owner is allowed to delete and rename folders</text:p>
      <text:p text:style-name="P5">#1 - nothing</text:p>
      <text:p text:style-name="P3"/>
      <text:p text:style-name="P3"/>
      <text:p text:style-name="P3"/>
      <text:p text:style-name="P3">#!/bin/bash</text:p>
      <text:p text:style-name="P3"># Script 2</text:p>
      <text:p text:style-name="P3">if (($# &lt; 3))</text:p>
      <text:p text:style-name="P3">then</text:p>
      <text:p text:style-name="P3">printf "%b" "Error. Not enough arguments.\n" &gt;&amp;2</text:p>
      <text:p text:style-name="P3">printf "%b" "usage: myscript file1 op file2\n" &gt;&amp;2</text:p>
      <text:p text:style-name="P3">exit 1</text:p>
      <text:p text:style-name="P3">elif (($# &gt; 3))</text:p>
      <text:p text:style-name="P3">then</text:p>
      <text:p text:style-name="P3">printf "%b" "Error. Too many arguments.\n" &gt;&amp;2</text:p>
      <text:p text:style-name="P3">printf "%b" "usage: myscript file1 op file2\n" &gt;&amp;2</text:p>
      <text:p text:style-name="P3">exit 2</text:p>
      <text:p text:style-name="P3">else</text:p>
      <text:p text:style-name="P3">printf "%b" "Argument count correct. Proceeding...\n"</text:p>
      <text:p text:style-name="P3">fi</text:p>
      <text:p text:style-name="P3"/>
      <text:p text:style-name="P5">#S# - Number of arguments</text:p>
      <text:p text:style-name="P5">#if command</text:p>
      <text:p text:style-name="P5">#fi end of if command </text:p>
      <text:p text:style-name="P5">#%b = backspace</text:p>
      <text:p text:style-name="P5">#&gt;&amp;2 standard error output. &gt;&amp;1 would be standard output</text:p>
      <text:p text:style-name="P5"/>
      <text:p text:style-name="P5">#The scripts counts the number of given arguments and prints a specific message. </text:p>
      <text:p text:style-name="P5"/>
      <text:p text:style-name="P3"/>
      <text:p text:style-name="P3"/>
      <text:p text:style-name="P3"><text:soft-page-break/></text:p>
      <text:p text:style-name="P3"/>
      <text:p text:style-name="P3">#!/bin/bash</text:p>
      <text:p text:style-name="P3"># Script 3</text:p>
      <text:p text:style-name="P3">INFILE=$1</text:p>
      <text:p text:style-name="P3">OUTFILE=$2</text:p>
      <text:p text:style-name="P3">if [-e "$INFILE"]</text:p>
      <text:p text:style-name="P3">then</text:p>
      <text:p text:style-name="P3"><text:s/><text:tab/>if [-w "$OUTFILE"]</text:p>
      <text:p text:style-name="P3"><text:tab/>then</text:p>
      <text:p text:style-name="P3"><text:tab/>cat "$INFILE" &gt;&gt; "$OUTFILE"</text:p>
      <text:p text:style-name="P3"><text:tab/>else</text:p>
      <text:p text:style-name="P3"><text:tab/>echo "can not write to $OUTFILE"</text:p>
      <text:p text:style-name="P3"><text:tab/>fi</text:p>
      <text:p text:style-name="P3">else</text:p>
      <text:p text:style-name="P3">echo "can not read from $INFILE"</text:p>
      <text:p text:style-name="P3">fi</text:p>
      <text:p text:style-name="P3"/>
      <text:p text:style-name="P5">#$1 first argument from command line</text:p>
      <text:p text:style-name="P5">#$2 second argument from command line</text:p>
      <text:p text:style-name="P5">#-e „File“ → <text:s/>TRUE if File exists</text:p>
      <text:p text:style-name="P5">#-w exists and is writeable</text:p>
      <text:p text:style-name="P5"/>
      <text:p text:style-name="P5">#This scripts copies the content from file1 to file2 if it is possible. Otherwise it <text:span text:style-name="T1">#</text:span>will give out an error message. 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7-03-27T19:08:51</meta:creation-date>
    <dc:date>2017-03-28T00:01:03.211695083</dc:date>
    <meta:editing-duration>PT1H28M31S</meta:editing-duration>
    <meta:editing-cycles>6</meta:editing-cycles>
    <meta:generator>LibreOffice/5.2.2.2$Linux_X86_64 LibreOffice_project/20m0$Build-2</meta:generator>
    <meta:document-statistic meta:table-count="0" meta:image-count="0" meta:object-count="0" meta:page-count="2" meta:paragraph-count="73" meta:word-count="389" meta:character-count="2149" meta:non-whitespace-character-count="1807"/>
  </office:meta>
</office:document-meta>
</file>